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75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55686824189027" calcext:value-type="float" table:number-columns-spanned="5" table:number-rows-spanned="1">
            <text:p>0.6556868242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09:28.72113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15:54.358945385</dc:date>
    <meta:editing-duration>PT1H8M12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